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208in" fo:margin-left="0.6813in" table:align="left" style:shadow="none" style:may-break-between-rows="tru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1.208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6" style:family="table-row">
      <style:table-row-properties fo:keep-together="auto"/>
    </style:style>
    <style:style style:name="P1" style:family="paragraph" style:parent-style-name="Standard">
      <style:text-properties officeooo:rsid="0011f64a" officeooo:paragraph-rsid="0011f64a"/>
    </style:style>
    <style:style style:name="P2" style:family="paragraph" style:parent-style-name="Standard">
      <style:paragraph-properties fo:text-align="end" style:justify-single-word="false"/>
      <style:text-properties officeooo:rsid="0011f64a" officeooo:paragraph-rsid="0011f64a"/>
    </style:style>
    <style:style style:name="P3" style:family="paragraph" style:parent-style-name="Standard">
      <style:text-properties fo:font-weight="bold" officeooo:rsid="0011f64a" officeooo:paragraph-rsid="0011f64a" style:font-weight-asian="bold" style:font-weight-complex="bold"/>
    </style:style>
    <style:style style:name="P4" style:family="paragraph" style:parent-style-name="Standard">
      <style:text-properties fo:font-weight="bold" officeooo:rsid="0012744c" officeooo:paragraph-rsid="0012744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f64a" officeooo:paragraph-rsid="0011f64a" style:font-weight-asian="bold" style:font-weight-complex="bold"/>
    </style:style>
    <style:style style:name="P6" style:family="paragraph" style:parent-style-name="Standard">
      <style:text-properties fo:color="#c9211e" loext:opacity="100%" officeooo:rsid="0011f64a" officeooo:paragraph-rsid="0011f64a"/>
    </style:style>
    <style:style style:name="P7" style:family="paragraph" style:parent-style-name="Standard">
      <style:paragraph-properties fo:text-align="end" style:justify-single-word="false"/>
      <style:text-properties fo:color="#c9211e" loext:opacity="100%" style:text-underline-style="none" fo:font-weight="bold" officeooo:rsid="0012744c" officeooo:paragraph-rsid="0012744c" style:font-weight-asian="bold" style:font-weight-complex="bold"/>
    </style:style>
    <style:style style:name="P8" style:family="paragraph" style:parent-style-name="Standard">
      <style:text-properties fo:color="#c9211e" loext:opacity="100%" officeooo:rsid="0012744c" officeooo:paragraph-rsid="0012744c"/>
    </style:style>
    <style:style style:name="P9" style:family="paragraph" style:parent-style-name="Standard">
      <style:paragraph-properties fo:text-align="start" style:justify-single-word="false"/>
      <style:text-properties fo:color="#c9211e" loext:opacity="100%" officeooo:rsid="0012744c" officeooo:paragraph-rsid="001698c6"/>
    </style:style>
    <style:style style:name="P10" style:family="paragraph" style:parent-style-name="Standard">
      <style:paragraph-properties fo:text-align="start" style:justify-single-word="false"/>
      <style:text-properties fo:color="#c9211e" loext:opacity="100%" officeooo:rsid="0012744c" officeooo:paragraph-rsid="0012744c"/>
    </style:style>
    <style:style style:name="P11" style:family="paragraph" style:parent-style-name="Standard" style:list-style-name="L1">
      <style:text-properties fo:color="#c9211e" loext:opacity="100%" officeooo:rsid="0012744c" officeooo:paragraph-rsid="0012744c"/>
    </style:style>
    <style:style style:name="P12" style:family="paragraph" style:parent-style-name="Standard">
      <style:text-properties fo:color="#c9211e" loext:opacity="100%" fo:font-style="normal" style:text-underline-style="none" officeooo:rsid="0012744c" officeooo:paragraph-rsid="0012744c" style:font-style-asian="normal" style:font-style-complex="normal"/>
    </style:style>
    <style:style style:name="P13" style:family="paragraph" style:parent-style-name="Standard">
      <style:text-properties fo:color="#c9211e" loext:opacity="100%" fo:font-weight="bold" officeooo:rsid="0012744c" officeooo:paragraph-rsid="0012744c" style:font-weight-asian="bold" style:font-weight-complex="bold"/>
    </style:style>
    <style:style style:name="P14" style:family="paragraph" style:parent-style-name="Standard">
      <style:text-properties officeooo:rsid="0012744c" officeooo:paragraph-rsid="0012744c"/>
    </style:style>
    <style:style style:name="P15" style:family="paragraph" style:parent-style-name="Standard">
      <style:text-properties fo:color="#000000" loext:opacity="100%" officeooo:rsid="0012744c" officeooo:paragraph-rsid="0012744c"/>
    </style:style>
    <style:style style:name="P16" style:family="paragraph" style:parent-style-name="Standard">
      <style:text-properties fo:color="#000000" loext:opacity="100%" officeooo:rsid="0012744c" officeooo:paragraph-rsid="00145c12"/>
    </style:style>
    <style:style style:name="P17" style:family="paragraph" style:parent-style-name="Standard">
      <style:text-properties fo:color="#000000" loext:opacity="100%" officeooo:rsid="0012744c" officeooo:paragraph-rsid="00190db1"/>
    </style:style>
    <style:style style:name="P18" style:family="paragraph" style:parent-style-name="Standard" style:list-style-name="L1">
      <style:text-properties fo:color="#000000" loext:opacity="100%" officeooo:rsid="0012744c" officeooo:paragraph-rsid="0012744c"/>
    </style:style>
    <style:style style:name="P19" style:family="paragraph" style:parent-style-name="Standard" style:list-style-name="L2">
      <style:text-properties fo:color="#000000" loext:opacity="100%" officeooo:rsid="0012744c" officeooo:paragraph-rsid="00145c12"/>
    </style:style>
    <style:style style:name="P20" style:family="paragraph" style:parent-style-name="Standard">
      <style:text-properties fo:color="#000000" loext:opacity="100%" officeooo:rsid="00145c12" officeooo:paragraph-rsid="00145c12"/>
    </style:style>
    <style:style style:name="P21" style:family="paragraph" style:parent-style-name="Standard">
      <style:text-properties fo:color="#000000" loext:opacity="100%" officeooo:rsid="00145c12" officeooo:paragraph-rsid="00190db1"/>
    </style:style>
    <style:style style:name="P22" style:family="paragraph" style:parent-style-name="Standard">
      <style:text-properties fo:color="#000000" loext:opacity="100%" officeooo:rsid="001aefb9" officeooo:paragraph-rsid="001aefb9"/>
    </style:style>
    <style:style style:name="P23" style:family="paragraph" style:parent-style-name="Standard">
      <style:paragraph-properties fo:text-align="end" style:justify-single-word="false"/>
      <style:text-properties fo:color="#00a933" loext:opacity="100%" style:text-underline-style="none" fo:font-weight="bold" officeooo:rsid="0012744c" officeooo:paragraph-rsid="0012744c" style:font-weight-asian="bold" style:font-weight-complex="bold"/>
    </style:style>
    <style:style style:name="P24" style:family="paragraph" style:parent-style-name="Standard">
      <style:text-properties fo:font-size="16pt" fo:font-style="italic" style:text-underline-style="solid" style:text-underline-width="auto" style:text-underline-color="font-color" officeooo:rsid="0011f64a" officeooo:paragraph-rsid="0011f64a" style:font-size-asian="16pt" style:font-style-asian="italic" style:font-size-complex="16pt" style:font-style-complex="italic"/>
    </style:style>
    <style:style style:name="P25" style:family="paragraph" style:parent-style-name="Standard" style:list-style-name="L1">
      <style:text-properties officeooo:paragraph-rsid="0012744c"/>
    </style:style>
    <style:style style:name="P26" style:family="paragraph" style:parent-style-name="Standard" style:list-style-name="L2">
      <style:text-properties officeooo:paragraph-rsid="00145c12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db1" officeooo:paragraph-rsid="00190d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b9" officeooo:paragraph-rsid="001a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41f" officeooo:paragraph-rsid="001bc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8cb" officeooo:paragraph-rsid="001c9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c9211e" loext:opacity="100%"/>
    </style:style>
    <style:style style:name="T2" style:family="text">
      <style:text-properties officeooo:rsid="0012744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 style:text-overline-style="solid" style:text-overline-width="auto" style:text-overline-color="font-color"/>
    </style:style>
    <style:style style:name="T6" style:family="text">
      <style:text-properties fo:color="#000000" loext:opacity="100%" officeooo:rsid="00145c12"/>
    </style:style>
    <style:style style:name="T7" style:family="text">
      <style:text-properties fo:color="#000000" loext:opacity="100%" officeooo:rsid="0012744c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officeooo:rsid="00145c12"/>
    </style:style>
    <style:style style:name="T10" style:family="text">
      <style:text-properties fo:color="#00a933" loext:opacity="100%" fo:font-weight="bold" style:font-weight-asian="bold" style:font-weight-complex="bold"/>
    </style:style>
    <style:style style:name="T11" style:family="text">
      <style:text-properties fo:color="#00a933" loext:opacity="100%" officeooo:rsid="001c98c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 style:text-overline-style="solid" style:text-overline-width="auto" style:text-overline-color="font-color"/>
    </style:style>
    <style:style style:name="T14" style:family="text">
      <style:text-properties fo:font-weight="bold" officeooo:rsid="001698c6" style:font-weight-asian="bold" style:font-weight-complex="bold"/>
    </style:style>
    <style:style style:name="T15" style:family="text">
      <style:text-properties fo:font-weight="bold" officeooo:rsid="00145c12" style:font-weight-asian="bold" style:font-weight-complex="bold"/>
    </style:style>
    <style:style style:name="T16" style:family="text">
      <style:text-properties officeooo:rsid="00145c12"/>
    </style:style>
    <style:style style:name="T17" style:family="text">
      <style:text-properties officeooo:rsid="001698c6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officeooo:rsid="001c98cb" style:font-size-asian="20pt" style:font-size-complex="20pt"/>
    </style:style>
    <style:style style:name="T20" style:family="text">
      <style:text-properties officeooo:rsid="001aefb9"/>
    </style:style>
    <style:style style:name="T21" style:family="text">
      <style:text-properties officeooo:rsid="001bc41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8">Benefiet </text:span><text:span text:style-name="T19">F</text:span><text:span text:style-name="T18">rog </text:span><text:span text:style-name="T19">G</text:span><text:span text:style-name="T18">arden :) <text:s text:c="61"/></text:span></text:p>
      <text:p text:style-name="P5"/>
      <text:p text:style-name="P7">Red <text:span text:style-name="T16">What</text:span> everybody <text:span text:style-name="T16">can do</text:span></text:p>
      <text:p text:style-name="P23">Green important to discuss next meeting</text:p>
      <text:p text:style-name="P2"/>
      <text:p text:style-name="P24">* Multiple reasons for a benefiet:</text:p>
      <text:p text:style-name="P1"><text:tab/></text:p>
      <text:p text:style-name="P1"><text:tab/>1. To gather money for the frog garden (the part thats already bought)</text:p>
      <text:p text:style-name="P1"><text:tab/>2. To relief the part that Johan offered to buy the rest of the land</text:p>
      <text:p text:style-name="P1"><text:tab/><text:tab/>(we will know more about the buying part more later)</text:p>
      <text:p text:style-name="P1"/>
      <text:p text:style-name="P1">When we do the benefiet we need to make clear to the people why they’re donating and give a <text:s/>description about the place:</text:p>
      <text:p text:style-name="P6"><text:tab/>Everybody that feels like can write a part down about how they see the frog</text:p>
      <text:p text:style-name="P1">We gather this on a google cloud and Ali/Myriam make a solid text for it</text:p>
      <text:p text:style-name="P1"><text:tab/><text:span text:style-name="T1">If there are nice pictures of the place they can also be posted in this cloud</text:span></text:p>
      <text:p text:style-name="P1"/>
      <text:p text:style-name="P24">* <text:span text:style-name="T2">Ways to collect donations:</text:span></text:p>
      <text:p text:style-name="P1"/>
      <text:p text:style-name="P3"><text:span text:style-name="T2">1. Online description/fundraising</text:span></text:p>
      <text:p text:style-name="P1"><text:tab/><text:span text:style-name="T2">Ali will do the research about the account</text:span></text:p>
      <text:p text:style-name="P1"><text:tab/><text:span text:style-name="T2">We can use the description and the pics from the cloud</text:span></text:p>
      <text:p text:style-name="P1"/>
      <text:p text:style-name="P4">2. Big event in the city</text:p>
      <text:p text:style-name="P14"><text:tab/>This will be planned in october because we need time to find the location, <text:tab/><text:tab/><text:tab/>soundsystem, <text:tab/>bands, dj’s will </text:p>
      <text:p text:style-name="P14"><text:tab/><text:span text:style-name="T16">Income (entree fee) on scale so that everybody can choose what they can spend</text:span></text:p>
      <text:p text:style-name="P14"/>
      <text:p text:style-name="P9"><text:tab/>Who wants to be in the group for organising this event</text:p>
      <text:p text:style-name="P9"><text:tab/>and when do we plan a (seperate?) meeting?</text:p>
      <text:p text:style-name="P10"><text:tab/><text:span text:style-name="T16">Janneke, Yorn, Vasilli, Véronique, Ali, ….? (sorry I don’t remember :) 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text:span text:style-name="T4">3</text:span><text:span text:style-name="T3">. </text:span><text:span text:style-name="T5">Cozy event at the frog garden<text:tab/></text:span><text:span text:style-name="T13">DATE: 17-18 September 2022</text:span></text:p>
      <text:p text:style-name="P8"><text:span text:style-name="T3"/></text:p>
      <text:p text:style-name="P13"><text:span text:style-name="T3"><text:tab/>A. <text:s/>From now on till the event there will be a meeting every Sunday </text:span></text:p>
      <text:p text:style-name="P15"/>
      <text:p text:style-name="P13"><text:span text:style-name="T3"><text:tab/>B. <text:s/>Important to have good promotion</text:span></text:p>
      <text:list xml:id="list867349300" text:style-name="L1">
        <text:list-item>
          <text:p text:style-name="P25"><text:span text:style-name="T7">A good flyer (Myriama/</text:span><text:span text:style-name="T6">Ali?</text:span><text:span text:style-name="T7">)<text:line-break/></text:span><text:span text:style-name="T11">Time table?</text:span></text:p>
        </text:list-item>
        <text:list-item>
          <text:p text:style-name="P11"><text:span text:style-name="T16">A friend of Ali can make a video and Ali will make nice pictures</text:span></text:p>
        </text:list-item>
        <text:list-item>
          <text:p text:style-name="P11"><text:span text:style-name="T16">Make personal invitations</text:span></text:p>
        </text:list-item>
        <text:list-item>
          <text:p text:style-name="P11"><text:span text:style-name="T3">Spread the word mouth to mouth</text:span></text:p>
        </text:list-item>
        <text:list-item>
          <text:p text:style-name="P11"><text:span text:style-name="T3">Internet: Facebook / Whatsapp / ….</text:span></text:p>
        </text:list-item>
        <text:list-item>
          <text:p text:style-name="P11"><text:span text:style-name="T16">Communicate it to the people of the rainbow gatherings</text:span></text:p>
        </text:list-item>
        <text:list-item>
          <text:p text:style-name="P18">Organise workshops in the city <text:line-break/>to inform people that are not yet connected to the place</text:p>
        </text:list-item>
        <text:list-item>
          <text:p text:style-name="P18"><text:span text:style-name="T8">Who / When / What / Where </text:span></text:p>
        </text:list-item>
      </text:list>
      <text:p text:style-name="P15"/>
      <text:p text:style-name="P16"><text:span text:style-name="T17"><text:tab/></text:span><text:span text:style-name="T14">C</text:span><text:span text:style-name="T12">. </text:span><text:span text:style-name="T15">The events in the frog garden will be donation based</text:span></text:p>
      <text:list xml:id="list3246432877" text:style-name="L2">
        <text:list-item>
          <text:p text:style-name="P26"><text:span text:style-name="T6">Important to make it clear there can be donated </text:span></text:p>
        </text:list-item>
        <text:list-item>
          <text:p text:style-name="P19"><text:span text:style-name="T16">Everybody that organises something is responsible to gather the donations</text:span></text:p>
        </text:list-item>
        <text:list-item>
          <text:p text:style-name="P19"><text:span text:style-name="T16">If people want to join and cannot donate they can also help as a donation</text:span></text:p>
        </text:list-item>
        <text:list-item>
          <text:p text:style-name="P19"><text:span text:style-name="T9">Find a system for the donations</text:span></text:p>
          <text:p text:style-name="P19"><text:span text:style-name="T9"/></text:p>
        </text:list-item>
      </text:list>
      <text:p text:style-name="P20"><text:span text:style-name="T14"><text:tab/>D</text:span><text:span text:style-name="T12">. Things we already have to offer</text:span></text:p>
      <text:p text:style-name="P20"><text:span text:style-name="T10"><text:tab/>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93923242080">
          <table:table-cell table:style-name="Table1.A1" office:value-type="string">
            <text:p text:style-name="P30">WHAT?</text:p>
          </table:table-cell>
          <table:table-cell table:style-name="Table1.A1" office:value-type="string">
            <text:p text:style-name="P30">NEEDED</text:p>
          </table:table-cell>
          <table:table-cell table:style-name="Table1.A1" office:value-type="string">
            <text:p text:style-name="P29">WHO?</text:p>
          </table:table-cell>
          <table:table-cell table:style-name="Table1.D1" office:value-type="string">
            <text:p text:style-name="P29">WHEN?</text:p>
          </table:table-cell>
        </table:table-row>
        <table:table-row table:style-name="TableLine94193923242080">
          <table:table-cell table:style-name="Table1.A2" office:value-type="string">
            <text:p text:style-name="P28">Diner cooking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Pauline + …?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28">Brunch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Pauline <text:span text:style-name="T21">+ …?</text:span>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28">Ayurvedic <text:span text:style-name="T20">cooking</text:span>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Pauline <text:span text:style-name="T21">+ …?</text:span>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29">Yoga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7">...</text:p>
          </table:table-cell>
          <table:table-cell table:style-name="Table1.D2" office:value-type="string">
            <text:p text:style-name="P29">Sunday morning</text:p>
          </table:table-cell>
        </table:table-row>
        <table:table-row table:style-name="TableLine94193923242080">
          <table:table-cell table:style-name="Table1.A2" office:value-type="string">
            <text:p text:style-name="P29">Market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7">...</text:p>
          </table:table-cell>
          <table:table-cell table:style-name="Table1.D2" office:value-type="string">
            <text:p text:style-name="P30">Sunday all day?</text:p>
          </table:table-cell>
        </table:table-row>
        <table:table-row table:style-name="TableLine94193923242080">
          <table:table-cell table:style-name="Table1.A2" office:value-type="string">
            <text:p text:style-name="P29">Drum circle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Yorn <text:span text:style-name="T21">+ ….</text:span></text:p>
          </table:table-cell>
          <table:table-cell table:style-name="Table1.D2" office:value-type="string">
            <text:p text:style-name="P27"/>
          </table:table-cell>
        </table:table-row>
        <table:table-row table:style-name="TableLine94193923242080">
          <table:table-cell table:style-name="Table1.A2" office:value-type="string">
            <text:p text:style-name="P29">Kids corner / <text:span text:style-name="T21">creative corner</text:span>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Jan Slange? + …?</text:p>
          </table:table-cell>
          <table:table-cell table:style-name="Table1.D2" office:value-type="string">
            <text:p text:style-name="P30">All day?</text:p>
          </table:table-cell>
        </table:table-row>
        <table:table-row table:style-name="TableLine94193923242080">
          <table:table-cell table:style-name="Table1.A2" office:value-type="string">
            <text:p text:style-name="P29">Dreadlocks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Wojtek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29">Ecstatic dance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Janneke + Yorn? + …?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29">Music jam/ performances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Maria? + …?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29">Polaroid Pictures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Wojtek + …?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29">Jewelery workshop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9">Mariama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30">make/sell drinks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7">...</text:p>
          </table:table-cell>
          <table:table-cell table:style-name="Table1.D2" office:value-type="string">
            <text:p text:style-name="P30">All the time?</text:p>
          </table:table-cell>
        </table:table-row>
        <table:table-row table:style-name="TableLine94193923242080">
          <table:table-cell table:style-name="Table1.A2" office:value-type="string">
            <text:p text:style-name="P30">Fire ceremony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7">...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1.16">
          <table:table-cell table:style-name="Table1.A2" office:value-type="string">
            <text:p text:style-name="P30">Open Stage?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7">...</text:p>
          </table:table-cell>
          <table:table-cell table:style-name="Table1.D2" office:value-type="string">
            <text:p text:style-name="P27">...</text:p>
          </table:table-cell>
        </table:table-row>
        <table:table-row table:style-name="Table1.16">
          <table:table-cell table:style-name="Table1.A2" office:value-type="string">
            <text:p text:style-name="P30">Auction</text:p>
          </table:table-cell>
          <table:table-cell table:style-name="Table1.A2" office:value-type="string">
            <text:p text:style-name="P27">...</text:p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7">...</text:p>
          </table:table-cell>
        </table:table-row>
        <table:table-row table:style-name="TableLine94193923242080">
          <table:table-cell table:style-name="Table1.A2" office:value-type="string">
            <text:p text:style-name="P31">Circus</text:p>
          </table:table-cell>
          <table:table-cell table:style-name="Table1.A2" office:value-type="string">
            <text:p text:style-name="P31">Circus material, ...</text:p>
          </table:table-cell>
          <table:table-cell table:style-name="Table1.A2" office:value-type="string">
            <text:p text:style-name="P31">Vero? + …?</text:p>
          </table:table-cell>
          <table:table-cell table:style-name="Table1.D2" office:value-type="string">
            <text:p text:style-name="P27">...</text:p>
          </table:table-cell>
        </table:table-row>
        <text:soft-page-break/>
        <table:table-row table:style-name="TableLine94193923242080">
          <table:table-cell table:style-name="Table1.A2" office:value-type="string">
            <text:p text:style-name="P30">…?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...</text:p>
          </table:table-cell>
          <table:table-cell table:style-name="Table1.D2" office:value-type="string">
            <text:p text:style-name="P27"/>
          </table:table-cell>
        </table:table-row>
      </table:table>
      <text:p text:style-name="P22"/>
      <text:p text:style-name="P20"/>
      <text:p text:style-name="P21"><text:tab/></text:p>
      <text:p text:style-name="P21"/>
      <text:p text:style-name="P21"/>
      <text:p text:style-name="P21"/>
      <text:p text:style-name="P17"/>
      <text:p text:style-name="P16"/>
      <text:p text:style-name="P16"/>
      <text:p text:style-name="P16"/>
      <text:p text:style-name="P16"/>
      <text:p text:style-name="P16"/>
      <text:p text:style-name="P16"><text:tab/></text:p>
      <text:p text:style-name="P16"/>
      <text:p text:style-name="P20"><text:tab/></text:p>
      <text:p text:style-name="P15"/>
      <text:p text:style-name="P14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7:08:54.445386845</meta:creation-date>
    <dc:date>2022-08-08T18:54:24.571220751</dc:date>
    <meta:editing-duration>PT22M45S</meta:editing-duration>
    <meta:editing-cycles>3</meta:editing-cycles>
    <meta:generator>LibreOffice/7.3.5.2$Linux_X86_64 LibreOffice_project/30$Build-2</meta:generator>
    <meta:document-statistic meta:table-count="1" meta:image-count="0" meta:object-count="0" meta:page-count="3" meta:paragraph-count="117" meta:word-count="509" meta:character-count="2666" meta:non-whitespace-character-count="2183"/>
  </office:meta>
</office:document-meta>
</file>